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3ABB1557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="none" draw:fill-color="#ffff00" draw:fill-image-name="Empty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1" style:family="paragraph">
      <style:text-properties fo:color="#e6ff00"/>
    </style:style>
    <style:style style:name="P2" style:family="paragraph">
      <style:text-properties fo:color="#e6ff00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1.886cm" svg:x="1.4cm" svg:y="6.014cm" presentation:class="subtitle" presentation:user-transformed="true">
          <draw:text-box>
            <text:p text:style-name="P2">x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fill-image draw:name="Moon-1024x768" xlink:href="Pictures/1000000000000400000003003ABB155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oon-1024x768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Moon-1024x768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oon-1024x76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uce Ferris</meta:initial-creator>
    <meta:creation-date>2011-12-03T23:28:29.78</meta:creation-date>
    <meta:editing-duration>PT17M29S</meta:editing-duration>
    <meta:editing-cycles>3</meta:editing-cycles>
    <dc:date>2011-12-04T16:06:12.24</dc:date>
    <dc:creator>Bruce Ferris</dc:creator>
    <meta:generator>OpenOffice.org/3.3$Win32 OpenOffice.org_project/330m20$Build-9567</meta:generator>
    <meta:document-statistic meta:object-count="36"/>
  </office:meta>
</office:document-meta>
</file>